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cf55" officeooo:paragraph-rsid="000ccf55"/>
    </style:style>
    <style:style style:name="P2" style:family="paragraph" style:parent-style-name="Standard">
      <style:paragraph-properties fo:text-align="center" style:justify-single-word="false"/>
      <style:text-properties officeooo:rsid="000ccf55" officeooo:paragraph-rsid="000ccf55"/>
    </style:style>
    <style:style style:name="P3" style:family="paragraph" style:parent-style-name="Standard">
      <style:text-properties officeooo:rsid="000e17df" officeooo:paragraph-rsid="000e17df"/>
    </style:style>
    <style:style style:name="P4" style:family="paragraph" style:parent-style-name="Standard">
      <style:text-properties officeooo:rsid="000e17df" officeooo:paragraph-rsid="00128696"/>
    </style:style>
    <style:style style:name="P5" style:family="paragraph" style:parent-style-name="Standard">
      <style:text-properties officeooo:rsid="000e17df" officeooo:paragraph-rsid="00269310"/>
    </style:style>
    <style:style style:name="P6" style:family="paragraph" style:parent-style-name="Standard">
      <style:text-properties officeooo:rsid="000e17df" officeooo:paragraph-rsid="002dda80"/>
    </style:style>
    <style:style style:name="P7" style:family="paragraph" style:parent-style-name="Standard">
      <style:text-properties officeooo:rsid="000e17df" officeooo:paragraph-rsid="002f18a0"/>
    </style:style>
    <style:style style:name="P8" style:family="paragraph" style:parent-style-name="Standard">
      <style:text-properties officeooo:rsid="000e17df" officeooo:paragraph-rsid="003657f3"/>
    </style:style>
    <style:style style:name="P9" style:family="paragraph" style:parent-style-name="Standard">
      <style:text-properties officeooo:rsid="000e17df" officeooo:paragraph-rsid="003736d2"/>
    </style:style>
    <style:style style:name="P10" style:family="paragraph" style:parent-style-name="Standard">
      <style:text-properties officeooo:rsid="000e17df" officeooo:paragraph-rsid="00385735"/>
    </style:style>
    <style:style style:name="P11" style:family="paragraph" style:parent-style-name="Standard">
      <style:text-properties officeooo:rsid="000e17df" officeooo:paragraph-rsid="0038e2e9"/>
    </style:style>
    <style:style style:name="P12" style:family="paragraph" style:parent-style-name="Standard">
      <style:text-properties officeooo:rsid="000e17df" officeooo:paragraph-rsid="003932aa"/>
    </style:style>
    <style:style style:name="P13" style:family="paragraph" style:parent-style-name="Standard">
      <style:text-properties officeooo:rsid="000e17df" officeooo:paragraph-rsid="003a4751"/>
    </style:style>
    <style:style style:name="P14" style:family="paragraph" style:parent-style-name="Standard">
      <style:text-properties officeooo:rsid="000e17df" officeooo:paragraph-rsid="003ab9c2"/>
    </style:style>
    <style:style style:name="P15" style:family="paragraph" style:parent-style-name="Standard">
      <style:text-properties officeooo:rsid="000e17df" officeooo:paragraph-rsid="003ca03c"/>
    </style:style>
    <style:style style:name="P16" style:family="paragraph" style:parent-style-name="Standard">
      <style:text-properties officeooo:rsid="000e17df" officeooo:paragraph-rsid="003ecd47"/>
    </style:style>
    <style:style style:name="P17" style:family="paragraph" style:parent-style-name="Standard">
      <style:text-properties fo:font-style="italic" officeooo:rsid="000ccf55" officeooo:paragraph-rsid="000ccf55" style:font-style-asian="italic" style:font-style-complex="italic"/>
    </style:style>
    <style:style style:name="P18" style:family="paragraph" style:parent-style-name="Standard">
      <style:text-properties officeooo:rsid="00128696" officeooo:paragraph-rsid="00128696"/>
    </style:style>
    <style:style style:name="P19" style:family="paragraph" style:parent-style-name="Standard">
      <style:text-properties officeooo:rsid="0015d8d2" officeooo:paragraph-rsid="0015d8d2"/>
    </style:style>
    <style:style style:name="P20" style:family="paragraph" style:parent-style-name="Standard">
      <style:text-properties officeooo:rsid="0015d8d2" officeooo:paragraph-rsid="0016aa30"/>
    </style:style>
    <style:style style:name="P21" style:family="paragraph" style:parent-style-name="Standard">
      <style:text-properties officeooo:rsid="0015d8d2" officeooo:paragraph-rsid="001771bf"/>
    </style:style>
    <style:style style:name="P22" style:family="paragraph" style:parent-style-name="Standard">
      <style:text-properties officeooo:rsid="001771bf" officeooo:paragraph-rsid="001771bf"/>
    </style:style>
    <style:style style:name="P23" style:family="paragraph" style:parent-style-name="Standard">
      <style:text-properties officeooo:rsid="00177b7f" officeooo:paragraph-rsid="00177b7f"/>
    </style:style>
    <style:style style:name="P24" style:family="paragraph" style:parent-style-name="Standard">
      <style:text-properties officeooo:rsid="00196b19" officeooo:paragraph-rsid="00196b19"/>
    </style:style>
    <style:style style:name="P25" style:family="paragraph" style:parent-style-name="Standard">
      <style:text-properties officeooo:rsid="00196b19" officeooo:paragraph-rsid="001d87d7"/>
    </style:style>
    <style:style style:name="P26" style:family="paragraph" style:parent-style-name="Standard">
      <style:text-properties officeooo:rsid="001b4ea4" officeooo:paragraph-rsid="001b4ea4"/>
    </style:style>
    <style:style style:name="P27" style:family="paragraph" style:parent-style-name="Standard">
      <style:text-properties officeooo:rsid="001d9d7c" officeooo:paragraph-rsid="001d9d7c"/>
    </style:style>
    <style:style style:name="P28" style:family="paragraph" style:parent-style-name="Standard">
      <style:text-properties officeooo:rsid="001e4f42" officeooo:paragraph-rsid="001e4f42"/>
    </style:style>
    <style:style style:name="P29" style:family="paragraph" style:parent-style-name="Standard">
      <style:text-properties officeooo:rsid="001e4f42" officeooo:paragraph-rsid="00214c72"/>
    </style:style>
    <style:style style:name="P30" style:family="paragraph" style:parent-style-name="Standard">
      <style:text-properties officeooo:rsid="001e4f42" officeooo:paragraph-rsid="0021533d"/>
    </style:style>
    <style:style style:name="P31" style:family="paragraph" style:parent-style-name="Standard">
      <style:text-properties officeooo:rsid="0021533d" officeooo:paragraph-rsid="0021533d"/>
    </style:style>
    <style:style style:name="P32" style:family="paragraph" style:parent-style-name="Standard">
      <style:text-properties officeooo:rsid="0021533d" officeooo:paragraph-rsid="002f18a0"/>
    </style:style>
    <style:style style:name="P33" style:family="paragraph" style:parent-style-name="Standard">
      <style:text-properties officeooo:rsid="00217f00" officeooo:paragraph-rsid="00225d3c"/>
    </style:style>
    <style:style style:name="P34" style:family="paragraph" style:parent-style-name="Standard">
      <style:text-properties officeooo:rsid="00225d3c" officeooo:paragraph-rsid="00225d3c"/>
    </style:style>
    <style:style style:name="P35" style:family="paragraph" style:parent-style-name="Standard">
      <style:text-properties officeooo:rsid="002521b7" officeooo:paragraph-rsid="002521b7"/>
    </style:style>
    <style:style style:name="P36" style:family="paragraph" style:parent-style-name="Standard">
      <style:text-properties officeooo:rsid="002576bd" officeooo:paragraph-rsid="002576bd"/>
    </style:style>
    <style:style style:name="P37" style:family="paragraph" style:parent-style-name="Standard">
      <style:text-properties officeooo:rsid="002576bd" officeooo:paragraph-rsid="002f18a0"/>
    </style:style>
    <style:style style:name="P38" style:family="paragraph" style:parent-style-name="Standard">
      <style:text-properties officeooo:rsid="002c47ba" officeooo:paragraph-rsid="002c47ba"/>
    </style:style>
    <style:style style:name="P39" style:family="paragraph" style:parent-style-name="Standard">
      <style:text-properties officeooo:rsid="002dda80" officeooo:paragraph-rsid="002dda80"/>
    </style:style>
    <style:style style:name="P40" style:family="paragraph" style:parent-style-name="Standard">
      <style:text-properties officeooo:rsid="002f18a0" officeooo:paragraph-rsid="002f18a0"/>
    </style:style>
    <style:style style:name="P41" style:family="paragraph" style:parent-style-name="Standard">
      <style:text-properties officeooo:rsid="003ab9c2" officeooo:paragraph-rsid="003ab9c2"/>
    </style:style>
    <style:style style:name="P42" style:family="paragraph" style:parent-style-name="Standard">
      <style:text-properties officeooo:rsid="003ecd47" officeooo:paragraph-rsid="003f568c"/>
    </style:style>
    <style:style style:name="P43" style:family="paragraph" style:parent-style-name="Standard">
      <style:text-properties officeooo:rsid="0016aa30" officeooo:paragraph-rsid="001771bf"/>
    </style:style>
    <style:style style:name="P44" style:family="paragraph" style:parent-style-name="Standard">
      <style:text-properties style:text-position="0% 100%" officeooo:rsid="00225d3c" officeooo:paragraph-rsid="00225d3c"/>
    </style:style>
    <style:style style:name="P45" style:family="paragraph" style:parent-style-name="Standard">
      <style:text-properties style:text-position="0% 100%" officeooo:rsid="003a4751" officeooo:paragraph-rsid="003a4751"/>
    </style:style>
    <style:style style:name="P46" style:family="paragraph" style:parent-style-name="Standard">
      <style:text-properties style:text-position="0% 100%" officeooo:rsid="003ab9c2" officeooo:paragraph-rsid="003ab9c2"/>
    </style:style>
    <style:style style:name="P47" style:family="paragraph" style:parent-style-name="Standard">
      <style:text-properties style:text-position="0% 100%" officeooo:rsid="000e17df" officeooo:paragraph-rsid="003ab9c2"/>
    </style:style>
    <style:style style:name="P48" style:family="paragraph" style:parent-style-name="Standard">
      <style:text-properties style:text-position="0% 100%" officeooo:rsid="000e17df" officeooo:paragraph-rsid="003ecd47"/>
    </style:style>
    <style:style style:name="P49" style:family="paragraph" style:parent-style-name="Standard">
      <style:text-properties style:text-position="0% 100%" officeooo:rsid="003ecd47" officeooo:paragraph-rsid="003ecd47"/>
    </style:style>
    <style:style style:name="P50" style:family="paragraph" style:parent-style-name="Standard">
      <style:text-properties style:text-position="0% 100%" officeooo:rsid="003f568c" officeooo:paragraph-rsid="003f568c"/>
    </style:style>
    <style:style style:name="P51" style:family="paragraph" style:parent-style-name="Standard">
      <style:paragraph-properties fo:break-before="page"/>
      <style:text-properties officeooo:rsid="0015d8d2" officeooo:paragraph-rsid="0016aa30"/>
    </style:style>
    <style:style style:name="P52" style:family="paragraph" style:parent-style-name="Standard">
      <style:paragraph-properties fo:break-before="page"/>
      <style:text-properties officeooo:rsid="001e4f42" officeooo:paragraph-rsid="001e4f42"/>
    </style:style>
    <style:style style:name="P53" style:family="paragraph" style:parent-style-name="Standard">
      <style:paragraph-properties fo:break-before="page"/>
      <style:text-properties officeooo:rsid="002dda80" officeooo:paragraph-rsid="002dda80"/>
    </style:style>
    <style:style style:name="P54" style:family="paragraph" style:parent-style-name="Standard">
      <style:paragraph-properties fo:break-before="page"/>
      <style:text-properties officeooo:rsid="002521b7" officeooo:paragraph-rsid="002f18a0"/>
    </style:style>
    <style:style style:name="P55" style:family="paragraph" style:parent-style-name="Standard" style:list-style-name="L1">
      <style:text-properties officeooo:rsid="002521b7" officeooo:paragraph-rsid="002576bd"/>
    </style:style>
    <style:style style:name="P56" style:family="paragraph" style:parent-style-name="Standard" style:list-style-name="L2">
      <style:text-properties officeooo:rsid="002521b7" officeooo:paragraph-rsid="002521b7"/>
    </style:style>
    <style:style style:name="P57" style:family="paragraph" style:parent-style-name="Standard" style:list-style-name="L2">
      <style:text-properties officeooo:rsid="002576bd" officeooo:paragraph-rsid="00269310"/>
    </style:style>
    <style:style style:name="T1" style:family="text">
      <style:text-properties style:text-position="sub 58%"/>
    </style:style>
    <style:style style:name="T2" style:family="text">
      <style:text-properties style:text-position="sub 58%" officeooo:rsid="000eb856"/>
    </style:style>
    <style:style style:name="T3" style:family="text">
      <style:text-properties style:text-position="sub 58%" officeooo:rsid="000e17df"/>
    </style:style>
    <style:style style:name="T4" style:family="text">
      <style:text-properties style:text-position="sub 58%" officeooo:rsid="00196b19"/>
    </style:style>
    <style:style style:name="T5" style:family="text">
      <style:text-properties style:text-position="sub 58%" officeooo:rsid="001ae432"/>
    </style:style>
    <style:style style:name="T6" style:family="text">
      <style:text-properties style:text-position="sub 58%" officeooo:rsid="001aeacc"/>
    </style:style>
    <style:style style:name="T7" style:family="text">
      <style:text-properties style:text-position="sub 58%" officeooo:rsid="001771bf"/>
    </style:style>
    <style:style style:name="T8" style:family="text">
      <style:text-properties style:text-position="sub 58%" officeooo:rsid="001d87d7"/>
    </style:style>
    <style:style style:name="T9" style:family="text">
      <style:text-properties style:text-position="sub 58%" officeooo:rsid="00177b7f"/>
    </style:style>
    <style:style style:name="T10" style:family="text">
      <style:text-properties style:text-position="sub 58%" officeooo:rsid="001d9d7c"/>
    </style:style>
    <style:style style:name="T11" style:family="text">
      <style:text-properties style:text-position="sub 58%" officeooo:rsid="002521b7"/>
    </style:style>
    <style:style style:name="T12" style:family="text">
      <style:text-properties style:text-position="sub 58%" officeooo:rsid="00269310"/>
    </style:style>
    <style:style style:name="T13" style:family="text">
      <style:text-properties style:text-position="sub 58%" officeooo:rsid="003ab9c2"/>
    </style:style>
    <style:style style:name="T14" style:family="text">
      <style:text-properties style:text-position="sub 58%" officeooo:rsid="003ca03c"/>
    </style:style>
    <style:style style:name="T15" style:family="text">
      <style:text-properties style:text-position="sub 58%" officeooo:rsid="003cdffe"/>
    </style:style>
    <style:style style:name="T16" style:family="text">
      <style:text-properties style:text-position="sub 58%" officeooo:rsid="003ecd47"/>
    </style:style>
    <style:style style:name="T17" style:family="text">
      <style:text-properties officeooo:rsid="000e17df"/>
    </style:style>
    <style:style style:name="T18" style:family="text">
      <style:text-properties style:text-position="super 58%"/>
    </style:style>
    <style:style style:name="T19" style:family="text">
      <style:text-properties style:text-position="super 58%" officeooo:rsid="002f18a0"/>
    </style:style>
    <style:style style:name="T20" style:family="text">
      <style:text-properties style:text-position="super 58%" officeooo:rsid="00569dd4"/>
    </style:style>
    <style:style style:name="T21" style:family="text">
      <style:text-properties style:text-position="0% 100%"/>
    </style:style>
    <style:style style:name="T22" style:family="text">
      <style:text-properties style:text-position="0% 100%" officeooo:rsid="000e17df"/>
    </style:style>
    <style:style style:name="T23" style:family="text">
      <style:text-properties style:text-position="0% 100%" officeooo:rsid="00225d3c"/>
    </style:style>
    <style:style style:name="T24" style:family="text">
      <style:text-properties style:text-position="0% 100%" officeooo:rsid="00269310"/>
    </style:style>
    <style:style style:name="T25" style:family="text">
      <style:text-properties style:text-position="0% 100%" officeooo:rsid="002dda80"/>
    </style:style>
    <style:style style:name="T26" style:family="text">
      <style:text-properties style:text-position="0% 100%" officeooo:rsid="0035a9bc"/>
    </style:style>
    <style:style style:name="T27" style:family="text">
      <style:text-properties style:text-position="0% 100%" officeooo:rsid="0027c956"/>
    </style:style>
    <style:style style:name="T28" style:family="text">
      <style:text-properties style:text-position="0% 100%" officeooo:rsid="000eb856"/>
    </style:style>
    <style:style style:name="T29" style:family="text">
      <style:text-properties style:text-position="0% 100%" officeooo:rsid="003736d2"/>
    </style:style>
    <style:style style:name="T30" style:family="text">
      <style:text-properties style:text-position="0% 100%" officeooo:rsid="00385735"/>
    </style:style>
    <style:style style:name="T31" style:family="text">
      <style:text-properties style:text-position="0% 100%" officeooo:rsid="0038e2e9"/>
    </style:style>
    <style:style style:name="T32" style:family="text">
      <style:text-properties style:text-position="0% 100%" officeooo:rsid="003932aa"/>
    </style:style>
    <style:style style:name="T33" style:family="text">
      <style:text-properties style:text-position="0% 100%" officeooo:rsid="003a4751"/>
    </style:style>
    <style:style style:name="T34" style:family="text">
      <style:text-properties style:text-position="0% 100%" officeooo:rsid="003ab9c2"/>
    </style:style>
    <style:style style:name="T35" style:family="text">
      <style:text-properties style:text-position="0% 100%" officeooo:rsid="003ca03c"/>
    </style:style>
    <style:style style:name="T36" style:family="text">
      <style:text-properties style:text-position="0% 100%" officeooo:rsid="003cdffe"/>
    </style:style>
    <style:style style:name="T37" style:family="text">
      <style:text-properties style:text-position="0% 100%" officeooo:rsid="003ecd47"/>
    </style:style>
    <style:style style:name="T38" style:family="text">
      <style:text-properties style:text-position="0% 100%" officeooo:rsid="003f568c"/>
    </style:style>
    <style:style style:name="T39" style:family="text">
      <style:text-properties style:text-position="0% 100%" officeooo:rsid="0053a8da"/>
    </style:style>
    <style:style style:name="T40" style:family="text">
      <style:text-properties officeooo:rsid="000eb856"/>
    </style:style>
    <style:style style:name="T41" style:family="text">
      <style:text-properties officeooo:rsid="00100841"/>
    </style:style>
    <style:style style:name="T42" style:family="text">
      <style:text-properties officeooo:rsid="00147e43"/>
    </style:style>
    <style:style style:name="T43" style:family="text">
      <style:text-properties officeooo:rsid="0015d8d2"/>
    </style:style>
    <style:style style:name="T44" style:family="text">
      <style:text-properties officeooo:rsid="0016aa30"/>
    </style:style>
    <style:style style:name="T45" style:family="text">
      <style:text-properties officeooo:rsid="001771bf"/>
    </style:style>
    <style:style style:name="T46" style:family="text">
      <style:text-properties officeooo:rsid="00177b7f"/>
    </style:style>
    <style:style style:name="T47" style:family="text">
      <style:text-properties officeooo:rsid="00196b19"/>
    </style:style>
    <style:style style:name="T48" style:family="text">
      <style:text-properties officeooo:rsid="001aeacc"/>
    </style:style>
    <style:style style:name="T49" style:family="text">
      <style:text-properties officeooo:rsid="001d87d7"/>
    </style:style>
    <style:style style:name="T50" style:family="text">
      <style:text-properties officeooo:rsid="001d9d7c"/>
    </style:style>
    <style:style style:name="T51" style:family="text">
      <style:text-properties officeooo:rsid="001fd669"/>
    </style:style>
    <style:style style:name="T52" style:family="text">
      <style:text-properties fo:font-style="italic" officeooo:rsid="001fd669" style:font-style-asian="italic" style:font-style-complex="italic"/>
    </style:style>
    <style:style style:name="T53" style:family="text">
      <style:text-properties officeooo:rsid="00214c72"/>
    </style:style>
    <style:style style:name="T54" style:family="text">
      <style:text-properties fo:font-style="normal" officeooo:rsid="001fd669" style:font-style-asian="normal" style:font-style-complex="normal"/>
    </style:style>
    <style:style style:name="T55" style:family="text">
      <style:text-properties fo:font-style="normal" officeooo:rsid="00214c72" style:font-style-asian="normal" style:font-style-complex="normal"/>
    </style:style>
    <style:style style:name="T56" style:family="text">
      <style:text-properties officeooo:rsid="0024140c"/>
    </style:style>
    <style:style style:name="T57" style:family="text">
      <style:text-properties officeooo:rsid="002521b7"/>
    </style:style>
    <style:style style:name="T58" style:family="text">
      <style:text-properties officeooo:rsid="002576bd"/>
    </style:style>
    <style:style style:name="T59" style:family="text">
      <style:text-properties officeooo:rsid="00269310"/>
    </style:style>
    <style:style style:name="T60" style:family="text">
      <style:text-properties officeooo:rsid="0027c956"/>
    </style:style>
    <style:style style:name="T61" style:family="text">
      <style:text-properties officeooo:rsid="0028ffc0"/>
    </style:style>
    <style:style style:name="T62" style:family="text">
      <style:text-properties officeooo:rsid="002bdbd4"/>
    </style:style>
    <style:style style:name="T63" style:family="text">
      <style:text-properties officeooo:rsid="002eb345"/>
    </style:style>
    <style:style style:name="T64" style:family="text">
      <style:text-properties officeooo:rsid="002f18a0"/>
    </style:style>
    <style:style style:name="T65" style:family="text">
      <style:text-properties officeooo:rsid="00310d64"/>
    </style:style>
    <style:style style:name="T66" style:family="text">
      <style:text-properties officeooo:rsid="00314801"/>
    </style:style>
    <style:style style:name="T67" style:family="text">
      <style:text-properties officeooo:rsid="003736d2"/>
    </style:style>
    <style:style style:name="T68" style:family="text">
      <style:text-properties officeooo:rsid="00385735"/>
    </style:style>
    <style:style style:name="T69" style:family="text">
      <style:text-properties officeooo:rsid="003932aa"/>
    </style:style>
    <style:style style:name="T70" style:family="text">
      <style:text-properties officeooo:rsid="003a4751"/>
    </style:style>
    <style:style style:name="T71" style:family="text">
      <style:text-properties officeooo:rsid="003ab9c2"/>
    </style:style>
    <style:style style:name="T72" style:family="text">
      <style:text-properties officeooo:rsid="00414c0f"/>
    </style:style>
    <style:style style:name="T73" style:family="text">
      <style:text-properties officeooo:rsid="0044ec5c"/>
    </style:style>
    <style:style style:name="T74" style:family="text">
      <style:text-properties officeooo:rsid="0047f764"/>
    </style:style>
    <style:style style:name="T75" style:family="text">
      <style:text-properties officeooo:rsid="00489acd"/>
    </style:style>
    <style:style style:name="T76" style:family="text">
      <style:text-properties officeooo:rsid="004b05d4"/>
    </style:style>
    <style:style style:name="T77" style:family="text">
      <style:text-properties officeooo:rsid="004b8e7e"/>
    </style:style>
    <style:style style:name="T78" style:family="text">
      <style:text-properties officeooo:rsid="004b8f81"/>
    </style:style>
    <style:style style:name="T79" style:family="text">
      <style:text-properties officeooo:rsid="004df7cc"/>
    </style:style>
    <style:style style:name="T80" style:family="text">
      <style:text-properties officeooo:rsid="0050791a"/>
    </style:style>
    <style:style style:name="T81" style:family="text">
      <style:text-properties officeooo:rsid="00510a02"/>
    </style:style>
    <style:style style:name="T82" style:family="text">
      <style:text-properties officeooo:rsid="0051ba65"/>
    </style:style>
    <style:style style:name="T83" style:family="text">
      <style:text-properties officeooo:rsid="00564a9c"/>
    </style:style>
    <style:style style:name="T84" style:family="text">
      <style:text-properties officeooo:rsid="005750fe"/>
    </style:style>
    <style:style style:name="T85" style:family="text">
      <style:text-properties officeooo:rsid="005806d8"/>
    </style:style>
    <style:style style:name="T86" style:family="text">
      <style:text-properties officeooo:rsid="0058b1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Paths</text:p>
      <text:p text:style-name="P2">by Sven Nilsen, 2017</text:p>
      <text:p text:style-name="P1"/>
      <text:p text:style-name="P17">Probabilistic existential paths <text:span text:style-name="T41">are</text:span> written `∃<text:span text:style-name="T1">p</text:span>f` <text:span text:style-name="T41">and used to tell how frequently a function `f` returns some value. They </text:span>are powerful but not enough to describe the probabilistic analogue of symmetric <text:span text:style-name="T17">paths</text:span>, written `f[g]`, <text:span text:style-name="T85">or</text:span> asymmetric paths, written `f[g<text:span text:style-name="T1">i→n</text:span>]` <text:span text:style-name="T41">and used to predict properties of the output from properties of the input</text:span> (these are sometimes called “normal” paths). <text:span text:style-name="T17">It is desirable to predict probabilities of output satisfying some constraint from probabilistic knowledge about the input constraints, but it is incredibly hard to wrap your head such kind of problems. Having a precise definition makes it easier to derive the algorithm. </text:span>In this paper I <text:span text:style-name="T73">represent</text:span> the higher order path semantical algorithm for finding probabilistic paths and <text:span text:style-name="T42">then </text:span>give <text:span text:style-name="T72">two</text:span> demonstrations. One curious property of this algorithm is when using negative constraints, it operates using normal laws of probability but for numbers that are outside the valid probability range, but somehow the answer always end up in the valid probability range. <text:span text:style-name="T84">A lot of new notation had to be developed to express the idea of probabilistic paths, so this is advanced path semantics at its finest!</text:span></text:p>
      <text:p text:style-name="P1"/>
      <text:p text:style-name="P3">A probabilistic path is defined as:</text:p>
      <text:p text:style-name="P3"/>
      <text:p text:style-name="P3"><text:tab/>f[g<text:span text:style-name="T1">i→n</text:span>]<text:span text:style-name="T1">p</text:span> := \(b : <text:span text:style-name="T40">[] ∧ [len] |g</text:span><text:span text:style-name="T2">i→</text:span><text:span text:style-name="T4">n</text:span><text:span text:style-name="T40">|</text:span>, p : <text:span text:style-name="T40">[real] ∧ [len] |g</text:span><text:span text:style-name="T2">i</text:span><text:span text:style-name="T40">|</text:span>) = ∑ j 2^|g<text:span text:style-name="T1">i</text:span>| {</text:p>
      <text:p text:style-name="P3"><text:tab/><text:tab/>(∃<text:span text:style-name="T1">p</text:span>(g<text:span text:style-name="T1">n </text:span>· f){2^([g<text:span text:style-name="T1">i</text:span>] b)}(β<text:span text:style-name="T1">j</text:span>))(<text:span text:style-name="T47">b</text:span><text:span text:style-name="T4">n</text:span>) · ∏ k <text:span text:style-name="T48">|g</text:span><text:span text:style-name="T6">i</text:span><text:span text:style-name="T48">|</text:span> { β<text:span text:style-name="T1">jk</text:span>((p<text:span text:style-name="T1">k</text:span>-(∃<text:span text:style-name="T1">p</text:span>g<text:span text:style-name="T1">ik</text:span>)(b<text:span text:style-name="T1">k</text:span>))/(<text:span text:style-name="T21">1</text:span>-(∃<text:span text:style-name="T1">p</text:span>g<text:span text:style-name="T1">ik</text:span>)(b<text:span text:style-name="T1">k</text:span>))) }</text:p>
      <text:p text:style-name="P3"><text:tab/>}</text:p>
      <text:p text:style-name="P3"/>
      <text:p text:style-name="P18">A simpler version with probabilities replaced by pre-computed confidence factors:</text:p>
      <text:p text:style-name="P18"/>
      <text:p text:style-name="P18"><text:tab/><text:span text:style-name="T17">f[g</text:span><text:span text:style-name="T3">i→n</text:span><text:span text:style-name="T17">]</text:span><text:span text:style-name="T1">c</text:span><text:span text:style-name="T17"> := \(b : [] ∧ [len] |g</text:span><text:span text:style-name="T3">i→</text:span><text:span text:style-name="T5">n</text:span><text:span text:style-name="T17">|, </text:span>c<text:span text:style-name="T40"> : [real] ∧ [len] |g</text:span><text:span text:style-name="T2">i</text:span><text:span text:style-name="T40">|) = ∑ j 2^|g</text:span><text:span text:style-name="T2">i</text:span><text:span text:style-name="T40">| {</text:span></text:p>
      <text:p text:style-name="P18"><text:span text:style-name="T40"><text:tab/><text:tab/>(∃</text:span><text:span text:style-name="T3">p</text:span><text:span text:style-name="T17">(g</text:span><text:span text:style-name="T3">n </text:span><text:span text:style-name="T17">· f){2^([g</text:span><text:span text:style-name="T3">i</text:span><text:span text:style-name="T17">] b)}(β</text:span><text:span text:style-name="T3">j</text:span><text:span text:style-name="T17">))(b</text:span><text:span text:style-name="T3">n</text:span><text:span text:style-name="T17">) · ∏ k |g</text:span><text:span text:style-name="T3">i</text:span><text:span text:style-name="T17">| { β</text:span><text:span text:style-name="T3">jk</text:span><text:span text:style-name="T17">(c</text:span><text:span text:style-name="T1">k</text:span><text:span text:style-name="T17">) }</text:span></text:p>
      <text:p text:style-name="P4"><text:tab/>}</text:p>
      <text:p text:style-name="P4"/>
      <text:p text:style-name="P26">As usual in path semantics, one can not use this definition to compute stuff directly, but it <text:span text:style-name="T74">describes</text:span> how to derive the algorithm for specific problems.</text:p>
      <text:p text:style-name="P19"/>
      <text:p text:style-name="P19">This is better explained by using an example:</text:p>
      <text:p text:style-name="P19"/>
      <text:p text:style-name="P19"><text:tab/>add[even] &lt;=&gt; eq</text:p>
      <text:p text:style-name="P19"/>
      <text:p text:style-name="P19"><text:tab/>add : nat ⨯ nat → nat</text:p>
      <text:p text:style-name="P19"><text:tab/>even : nat → bool</text:p>
      <text:p text:style-name="P19"><text:tab/>eq : bool ⨯ bool → bool</text:p>
      <text:p text:style-name="P19"/>
      <text:p text:style-name="P20">This is a commonly known path in path semantics, that tells if you want to predict whether adding two numbers results in an even number, you can take the `even : nat → bool` property of the input numbers and check if they are equal. Adding two even numbers results in an even number, and adding two odd numbers results in an even number, because the “evenness” property of the input numbers are equal. Otherwise, you get an odd number, <text:span text:style-name="T75">in that case</text:span> the `even` function returns `false`.</text:p>
      <text:p text:style-name="P20"/>
      <text:p text:style-name="P20"/>
      <text:p text:style-name="P51">Another way to write this is:</text:p>
      <text:p text:style-name="P19"/>
      <text:p text:style-name="P19"><text:tab/>even(add(a, b)) = eq(even(a), even(b))</text:p>
      <text:p text:style-name="P19"/>
      <text:p text:style-name="P21"><text:span text:style-name="T44">Equations of this form appears everywhere, and this makes path semantics so useful. </text:span>Paths are equivalent to equations, but they are much easier to <text:span text:style-name="T44">manipulate because we can eliminate the variables and use the algebraic rules that follows naturally from the notation.</text:span></text:p>
      <text:p text:style-name="P21"/>
      <text:p text:style-name="P43">More, path semantics allows us to reason about sub-types in a similar way to dependently types, but without needing to encode the information into the types:</text:p>
      <text:p text:style-name="P19"/>
      <text:p text:style-name="P19"><text:tab/><text:span text:style-name="T45">add(a : [even] e</text:span><text:span text:style-name="T7">a</text:span><text:span text:style-name="T45">, b : [even] e</text:span><text:span text:style-name="T7">b</text:span><text:span text:style-name="T45">) → [even] e</text:span><text:span text:style-name="T7">a</text:span><text:span text:style-name="T45"> == e</text:span><text:span text:style-name="T7">b</text:span><text:span text:style-name="T45"> { a + b }</text:span></text:p>
      <text:p text:style-name="P19"/>
      <text:p text:style-name="P22">This is equal to constraining the `add` function, written <text:span text:style-name="T76">in front of arguments </text:span>using curly braces `{}`:</text:p>
      <text:p text:style-name="P22"/>
      <text:p text:style-name="P22"><text:tab/>add{[even] e<text:span text:style-name="T1">a</text:span>, [even] e<text:span text:style-name="T1">b</text:span>}(a, b) → [even] e<text:span text:style-name="T1">a</text:span> == e<text:span text:style-name="T1">b</text:span> { a + b }</text:p>
      <text:p text:style-name="P22"/>
      <text:p text:style-name="P22">By <text:span text:style-name="T77">extracting </text:span>the type level <text:span text:style-name="T77">of this function</text:span>, one can see this as lifting `[even]` outside the <text:span text:style-name="T78">curly braces</text:span>:</text:p>
      <text:p text:style-name="P22"/>
      <text:p text:style-name="P22"><text:tab/>add[even](e<text:span text:style-name="T1">a</text:span>, e<text:span text:style-name="T1">b</text:span>) = e<text:span text:style-name="T1">a</text:span> == e<text:span text:style-name="T1">b</text:span></text:p>
      <text:p text:style-name="P22"/>
      <text:p text:style-name="P22">In short form this is just written:</text:p>
      <text:p text:style-name="P22"/>
      <text:p text:style-name="P22"><text:tab/><text:span text:style-name="T43">add[even] &lt;=&gt; eq</text:span></text:p>
      <text:p text:style-name="P22"/>
      <text:p text:style-name="P23">Now, we want to find the probabilistic path:</text:p>
      <text:p text:style-name="P23"/>
      <text:p text:style-name="P23"><text:tab/>add[even]<text:span text:style-name="T1">p</text:span></text:p>
      <text:p text:style-name="P23"/>
      <text:p text:style-name="P23">This can be thought of as assigning a probability to inputs and output having some “evenness” value:</text:p>
      <text:p text:style-name="P23"/>
      <text:p text:style-name="P23"><text:tab/>a : [even] e<text:span text:style-name="T1">a</text:span><text:tab/><text:tab/><text:tab/>Assigned a probability `p<text:span text:style-name="T1">a</text:span>`</text:p>
      <text:p text:style-name="P23"><text:tab/>b : [even] e<text:span text:style-name="T1">b</text:span><text:tab/><text:tab/><text:tab/>Assigned a probability `p<text:span text:style-name="T1">b</text:span>`</text:p>
      <text:p text:style-name="P23"><text:tab/>add(a, b) : [even] e<text:span text:style-name="T1">c</text:span><text:tab/><text:tab/>Assigned a probability `p<text:span text:style-name="T1">c</text:span>`</text:p>
      <text:p text:style-name="P23"/>
      <text:p text:style-name="P24">The probabilistic path is a function that <text:span text:style-name="T49">takes a list of values `[e</text:span><text:span text:style-name="T8">a</text:span><text:span text:style-name="T49">, e</text:span><text:span text:style-name="T8">b</text:span><text:span text:style-name="T49">, e</text:span><text:span text:style-name="T8">c</text:span><text:span text:style-name="T49">]`<text:line-break/>and a list of probabilities `[p</text:span><text:span text:style-name="T8">a</text:span><text:span text:style-name="T49">, p</text:span><text:span text:style-name="T8">b</text:span><text:span text:style-name="T49">]` and computes the probability `p</text:span><text:span text:style-name="T8">c</text:span><text:span text:style-name="T49">`.</text:span></text:p>
      <text:p text:style-name="P23"/>
      <text:p text:style-name="P24">I<text:span text:style-name="T49">n the algorithm for deriving a probabilistic path, we start by replacing the following expression:</text:span></text:p>
      <text:p text:style-name="P24"/>
      <text:p text:style-name="P25"><text:tab/><text:span text:style-name="T17">(∃</text:span><text:span text:style-name="T3">p</text:span><text:span text:style-name="T17">g</text:span><text:span text:style-name="T3">ik</text:span><text:span text:style-name="T17">)(b</text:span><text:span text:style-name="T3">k</text:span><text:span text:style-name="T17">) =&gt; (∃</text:span><text:span text:style-name="T3">p</text:span><text:span text:style-name="T17">even)(e</text:span><text:span text:style-name="T3">k</text:span><text:span text:style-name="T17">) =&gt; 0.5</text:span></text:p>
      <text:p text:style-name="P25"/>
      <text:p text:style-name="P27">This means how likely the `even` function is to return `e<text:span text:style-name="T1">k</text:span> = true` (an even number) or `e<text:span text:style-name="T1">k</text:span> = false` (an odd number). <text:span text:style-name="T79">H</text:span>alf of the numbers are even, and the other half is odd, <text:span text:style-name="T79">so it returns 0.5 on all inputs</text:span>. Now we can simplify the following expression:</text:p>
      <text:p text:style-name="P27"/>
      <text:p text:style-name="P27"><text:tab/><text:span text:style-name="T17">(p</text:span><text:span text:style-name="T3">k</text:span><text:span text:style-name="T17">-(∃</text:span><text:span text:style-name="T3">p</text:span><text:span text:style-name="T17">g</text:span><text:span text:style-name="T3">ik</text:span><text:span text:style-name="T17">)(b</text:span><text:span text:style-name="T3">k</text:span><text:span text:style-name="T17">))/(</text:span><text:span text:style-name="T22">1</text:span><text:span text:style-name="T17">-(∃</text:span><text:span text:style-name="T3">p</text:span><text:span text:style-name="T17">g</text:span><text:span text:style-name="T3">ik</text:span><text:span text:style-name="T17">)(b</text:span><text:span text:style-name="T3">k</text:span><text:span text:style-name="T17">)) </text:span>=&gt; <text:span text:style-name="T17">(p</text:span><text:span text:style-name="T3">k</text:span><text:span text:style-name="T17">-</text:span>0.5<text:span text:style-name="T17">)/(</text:span><text:span text:style-name="T22">1</text:span><text:span text:style-name="T17">-</text:span>0.5<text:span text:style-name="T17">) </text:span>=&gt; <text:span text:style-name="T17">(p</text:span><text:span text:style-name="T3">k</text:span><text:span text:style-name="T17">-</text:span>0.5<text:span text:style-name="T17">)/</text:span>0.5 =&gt; 2p<text:span text:style-name="T1">k</text:span>-1</text:p>
      <text:p text:style-name="P27"/>
      <text:p text:style-name="P27"/>
      <text:p text:style-name="P52">The expression above converts probabilities into numbers called “confidence factors”. A confidence factor is almost the same as a probability, but has a different meaning. A probability 0 means “this does not happen” while a confidence factor 0 means “does not know whether it happens or not”. A confidence factor is expressing evidence <text:span text:style-name="T81">and</text:span> value 0 means absence of evidence, <text:span text:style-name="T81">but it could still happen anyway</text:span>.</text:p>
      <text:p text:style-name="P28"/>
      <text:p text:style-name="P28"><text:span text:style-name="T80">When a</text:span> default probability `p<text:span text:style-name="T1">0</text:span>` is the likelihood something happens in absence of any evidence, then the observed probability `p` is related to confidence factor `c` by the following equation:</text:p>
      <text:p text:style-name="P28"/>
      <text:p text:style-name="P28"><text:tab/>p = c + (1 – c)p<text:span text:style-name="T1">0</text:span></text:p>
      <text:p text:style-name="P28"/>
      <text:p text:style-name="P28">Solving for `c`:</text:p>
      <text:p text:style-name="P28"/>
      <text:p text:style-name="P28"><text:tab/>c = (p – p<text:span text:style-name="T1">0</text:span>) / (1 - p<text:span text:style-name="T1">0</text:span>)</text:p>
      <text:p text:style-name="P28"/>
      <text:p text:style-name="P28">This conversion is used because <text:span text:style-name="T51">the algorithm for deriving probabilistic paths can only constrain an input of probabilistic existential paths or not constrain the input at all. It can not constraint the input in a </text:span><text:span text:style-name="T52">negative way</text:span><text:span text:style-name="T54"> </text:span><text:span text:style-name="T55">as a step through the calculation</text:span><text:span text:style-name="T51">. The constraining of probabilistic existential paths is expressed in the algorithm as:</text:span></text:p>
      <text:p text:style-name="P28"/>
      <text:p text:style-name="P30"><text:tab/><text:span text:style-name="T17">∃</text:span><text:span text:style-name="T3">p</text:span><text:span text:style-name="T17">(g</text:span><text:span text:style-name="T3">n </text:span><text:span text:style-name="T17">· f){2^([g</text:span><text:span text:style-name="T3">i</text:span><text:span text:style-name="T17">] b)}(β</text:span><text:span text:style-name="T3">j</text:span><text:span text:style-name="T17">)</text:span></text:p>
      <text:p text:style-name="P28"/>
      <text:p text:style-name="P33">The `<text:span text:style-name="T17">2^([g</text:span><text:span text:style-name="T3">i</text:span><text:span text:style-name="T17">] b)</text:span>` inside the curly braces here are not normal constraint<text:span text:style-name="T86">s</text:span>/sub-type<text:span text:style-name="T82">s</text:span>, but a way to construct the power-set of the constraints and then control them with a bits ` <text:span text:style-name="T17">β</text:span><text:span text:style-name="T3">j</text:span><text:span text:style-name="T21">`. The bits turn the constraints on/off. </text:span><text:span text:style-name="T23">It is interpreted as “take the probabilistic existential path of the function composition `</text:span><text:span text:style-name="T22">g</text:span><text:span text:style-name="T3">n </text:span><text:span text:style-name="T22">· f</text:span><text:span text:style-name="T23">`, given that such and such constraints are turn on”. The result is a function that tells how frequently a given output is returned when the constraints are active.</text:span></text:p>
      <text:p text:style-name="P44"/>
      <text:p text:style-name="P34"><text:span text:style-name="T23">I</text:span><text:span text:style-name="T21">t is the mechanism of probabilistic existential paths that can not handle normal probabilities, so one needs to convert </text:span><text:span text:style-name="T39">probabilities </text:span><text:span text:style-name="T21">to confidence factors.</text:span></text:p>
      <text:p text:style-name="P28"/>
      <text:p text:style-name="P28"><text:span text:style-name="T53">However,</text:span> w<text:span text:style-name="T53">hen</text:span> assign<text:span text:style-name="T53">ing</text:span> a probability 0, <text:span text:style-name="T53">one gets a negative confidence factor:</text:span></text:p>
      <text:p text:style-name="P28"/>
      <text:p text:style-name="P29"><text:tab/><text:span text:style-name="T46">a : [even] e</text:span><text:span text:style-name="T9">a</text:span><text:span text:style-name="T46"><text:tab/><text:tab/><text:tab/>Assigned a probability `0`</text:span></text:p>
      <text:p text:style-name="P29"/>
      <text:p text:style-name="P29"><text:tab/><text:span text:style-name="T50">2p</text:span><text:span text:style-name="T10">k</text:span><text:span text:style-name="T50">-1 =&gt; 2·0-1 =&gt; -1</text:span></text:p>
      <text:p text:style-name="P29"/>
      <text:p text:style-name="P31">This is a way to express “this number is not even” without telling explicitly that it is an odd number. In other examples, such as when rolling a dice, this means “the dice does not roll this number of eyes”.</text:p>
      <text:p text:style-name="P29"/>
      <text:p text:style-name="P31">Although constraining probabilistic existential paths in a negative way is not allowed,<text:span text:style-name="T56"> the confidence factors can turn negative. S</text:span>ome terms <text:span text:style-name="T56">might </text:span>cancel each other out, such that the output probability behaves as if <text:span text:style-name="T56">it understands that “this number is not even” is equivalent to “this number is odd”.</text:span></text:p>
      <text:p text:style-name="P31"/>
      <text:p text:style-name="P35">The algorithm sums the products of some probability of the function returning some output over some given constraints, multiplied with the confidence factors of these constraints, where the confidence factor is flipped using normal probability laws, although they can get outside normal probability range, by the same bits controlling the constraints. <text:span text:style-name="T62">Quite</text:span> a mouthful, right?</text:p>
      <text:p text:style-name="P54">Let us break this down. The algorithm in the general form:</text:p>
      <text:p text:style-name="P37"/>
      <text:p text:style-name="P7"><text:tab/>f[g<text:span text:style-name="T1">i→n</text:span>]<text:span text:style-name="T1">p</text:span> := \(b : <text:span text:style-name="T40">[] ∧ [len] |g</text:span><text:span text:style-name="T2">i→</text:span><text:span text:style-name="T4">n</text:span><text:span text:style-name="T40">|</text:span>, p : <text:span text:style-name="T40">[real] ∧ [len] |g</text:span><text:span text:style-name="T2">i</text:span><text:span text:style-name="T40">|</text:span>) = ∑ j 2^|g<text:span text:style-name="T1">i</text:span>| {</text:p>
      <text:p text:style-name="P7"><text:tab/><text:tab/>(∃<text:span text:style-name="T1">p</text:span>(g<text:span text:style-name="T1">n </text:span>· f){2^([g<text:span text:style-name="T1">i</text:span>] b)}(β<text:span text:style-name="T1">j</text:span>))(<text:span text:style-name="T47">b</text:span><text:span text:style-name="T4">n</text:span>) · ∏ k <text:span text:style-name="T48">|g</text:span><text:span text:style-name="T6">i</text:span><text:span text:style-name="T48">|</text:span> { β<text:span text:style-name="T1">jk</text:span>((p<text:span text:style-name="T1">k</text:span>-(∃<text:span text:style-name="T1">p</text:span>g<text:span text:style-name="T1">ik</text:span>)(b<text:span text:style-name="T1">k</text:span>))/(<text:span text:style-name="T21">1</text:span>-(∃<text:span text:style-name="T1">p</text:span>g<text:span text:style-name="T1">ik</text:span>)(b<text:span text:style-name="T1">k</text:span>))) }</text:p>
      <text:p text:style-name="P7"><text:tab/>}</text:p>
      <text:p text:style-name="P7"/>
      <text:p text:style-name="P40">Inserting what we got so far:</text:p>
      <text:p text:style-name="P40"/>
      <text:p text:style-name="P40"><text:tab/>add<text:span text:style-name="T17">[</text:span>even<text:span text:style-name="T17">]</text:span><text:span text:style-name="T3">p</text:span><text:span text:style-name="T17"> := \(b : [</text:span>bool<text:span text:style-name="T17">] ∧ [len] </text:span>3<text:span text:style-name="T17">, p : [real] ∧ [len] </text:span>2<text:span text:style-name="T17">) = ∑ j </text:span>4<text:span text:style-name="T17"> {</text:span></text:p>
      <text:p text:style-name="P7"><text:tab/><text:tab/>(∃<text:span text:style-name="T1">p</text:span>(<text:span text:style-name="T64">even</text:span><text:span text:style-name="T1"> </text:span>· <text:span text:style-name="T64">add</text:span>){2<text:span text:style-name="T18">[</text:span><text:span text:style-name="T19">even</text:span><text:span text:style-name="T18">] b</text:span>}(β<text:span text:style-name="T1">j</text:span>))(<text:span text:style-name="T47">b</text:span><text:span text:style-name="T4">n</text:span>) · ∏ k <text:span text:style-name="T64">2</text:span> { β<text:span text:style-name="T1">jk</text:span>(<text:span text:style-name="T50">2p</text:span><text:span text:style-name="T10">k</text:span><text:span text:style-name="T50">-1</text:span>) }</text:p>
      <text:p text:style-name="P7"><text:tab/>}</text:p>
      <text:p text:style-name="P32"/>
      <text:p text:style-name="P32"><text:span text:style-name="T83">Now we need to unroll the sum loop. The likelihood of adding numbers having evenness `e</text:span><text:span text:style-name="T11">c</text:span><text:span text:style-name="T57">`, given:</text:span></text:p>
      <text:p text:style-name="P31"/>
      <text:list xml:id="list6027476754873425330" text:style-name="L1">
        <text:list-item>
          <text:p text:style-name="P55"><text:span text:style-name="T58">(∃</text:span><text:span text:style-name="T3">p</text:span><text:span text:style-name="T17">(even</text:span><text:span text:style-name="T3"> </text:span><text:span text:style-name="T17">· add))(e</text:span><text:span text:style-name="T3">c</text:span><text:span text:style-name="T17">)<text:line-break/>W</text:span>e don’t know whether any number is even or not</text:p>
        </text:list-item>
        <text:list-item>
          <text:p text:style-name="P55"><text:span text:style-name="T58">(∃</text:span><text:span text:style-name="T3">p</text:span><text:span text:style-name="T17">(even</text:span><text:span text:style-name="T3"> </text:span><text:span text:style-name="T17">· add){[even] e</text:span><text:span text:style-name="T3">a</text:span><text:span text:style-name="T17">, _})(e</text:span><text:span text:style-name="T3">c</text:span><text:span text:style-name="T17">)<text:line-break/>W</text:span>e know the first number has evenness `e<text:span text:style-name="T1">a</text:span>`</text:p>
        </text:list-item>
        <text:list-item>
          <text:p text:style-name="P55"><text:span text:style-name="T58">(∃</text:span><text:span text:style-name="T3">p</text:span><text:span text:style-name="T17">(even</text:span><text:span text:style-name="T3"> </text:span><text:span text:style-name="T17">· add){_, [even] e</text:span><text:span text:style-name="T3">b</text:span><text:span text:style-name="T17">})(e</text:span><text:span text:style-name="T3">c</text:span><text:span text:style-name="T17">)<text:line-break/>W</text:span>e know the second number has evenness `e<text:span text:style-name="T1">b</text:span>`</text:p>
        </text:list-item>
        <text:list-item>
          <text:p text:style-name="P55"><text:span text:style-name="T58">(∃</text:span><text:span text:style-name="T3">p</text:span><text:span text:style-name="T17">(even</text:span><text:span text:style-name="T3"> </text:span><text:span text:style-name="T17">· add){[even] e</text:span><text:span text:style-name="T3">a</text:span><text:span text:style-name="T17">, [even] e</text:span><text:span text:style-name="T3">b</text:span><text:span text:style-name="T17">})(e</text:span><text:span text:style-name="T3">c</text:span><text:span text:style-name="T17">)<text:line-break/>W</text:span>e know the first number has evenness `e<text:span text:style-name="T1">a</text:span>` and the second number has evenness `e<text:span text:style-name="T1">b</text:span>`</text:p>
        </text:list-item>
      </text:list>
      <text:p text:style-name="P35"/>
      <text:p text:style-name="P35">Inserting <text:span text:style-name="T61">by analyzing each case</text:span>:</text:p>
      <text:p text:style-name="P35"/>
      <text:list xml:id="list913887703308333480" text:style-name="L2">
        <text:list-item>
          <text:p text:style-name="P56">0.5<text:tab/><text:span text:style-name="T58">H</text:span>alf of the numbers are even and the other half are odd</text:p>
        </text:list-item>
        <text:list-item>
          <text:p text:style-name="P56">0.5<text:tab/><text:span text:style-name="T58">F</text:span>or all cases<text:line-break/>0.5<text:tab/><text:span text:style-name="T58">A</text:span>dding an even number with another number results in 50% chance it is even<text:line-break/>0.5<text:tab/><text:span text:style-name="T58">A</text:span>dding an even number with another number results in 50% chance it is odd<text:line-break/>0.5<text:tab/><text:span text:style-name="T58">A</text:span>dding an odd number with another number results in 50% chance it is even<text:line-break/>0.5<text:tab/><text:span text:style-name="T58">A</text:span>dding an odd number with another number results in 50% chance is is odd</text:p>
        </text:list-item>
        <text:list-item>
          <text:p text:style-name="P56">0.5<text:tab/><text:span text:style-name="T58">S</text:span>ame as 2)</text:p>
        </text:list-item>
        <text:list-item>
          <text:p text:style-name="P57">if <text:span text:style-name="T59">(</text:span>e<text:span text:style-name="T1">a</text:span> == e<text:span text:style-name="T1">b</text:span><text:span text:style-name="T24">) == e</text:span><text:span text:style-name="T12">c</text:span> { 1 } else { 0 }<text:tab/><text:tab/><text:span text:style-name="T65">Combining cases</text:span><text:line-break/>if e<text:span text:style-name="T1">a</text:span> == e<text:span text:style-name="T1">b</text:span> { 1 } else { 0 }<text:tab/><text:tab/><text:tab/><text:span text:style-name="T59">If `e</text:span><text:span text:style-name="T12">c</text:span><text:span text:style-name="T59">` is `true`<text:line-break/></text:span>if e<text:span text:style-name="T1">a</text:span> ¬= e<text:span text:style-name="T1">b</text:span> { 1 } else { 0 }<text:tab/><text:tab/><text:tab/><text:span text:style-name="T59">If `e</text:span><text:span text:style-name="T12">c</text:span><text:span text:style-name="T59">` is `false`</text:span></text:p>
        </text:list-item>
      </text:list>
      <text:p text:style-name="P36"/>
      <text:p text:style-name="P38">The expressi<text:span text:style-name="T63">on</text:span> `<text:span text:style-name="T17">β</text:span><text:span text:style-name="T3">jk</text:span><text:span text:style-name="T17">(...</text:span>)` means if the bit is `true`, return the argument, but if it is `false`, subtract the argument from 1.</text:p>
      <text:p text:style-name="P36"/>
      <text:p text:style-name="P38">Unrolling the sum loop and inserting:</text:p>
      <text:p text:style-name="P36"/>
      <text:p text:style-name="P5"><text:tab/><text:span text:style-name="T60">add</text:span>[<text:span text:style-name="T60">even</text:span>]<text:span text:style-name="T1">p</text:span> := \(<text:span text:style-name="T59">[e</text:span><text:span text:style-name="T12">a</text:span><text:span text:style-name="T59">, e</text:span><text:span text:style-name="T12">b</text:span><text:span text:style-name="T59">, e</text:span><text:span text:style-name="T12">c</text:span><text:span text:style-name="T59">]</text:span> : <text:span text:style-name="T40">[bool] ∧ [len] 3</text:span>, <text:span text:style-name="T59">[</text:span>p<text:span text:style-name="T12">a</text:span><text:span text:style-name="T59">, p</text:span><text:span text:style-name="T12">b</text:span><text:span text:style-name="T59">]</text:span> : <text:span text:style-name="T40">[real] ∧ [len] 2</text:span>) =</text:p>
      <text:p text:style-name="P5"><text:tab/><text:tab/><text:span text:style-name="T59">0.5 · (1 – (2p</text:span><text:span text:style-name="T12">a</text:span><text:span text:style-name="T59">-1)) · (1 – (2p</text:span><text:span text:style-name="T12">b</text:span><text:span text:style-name="T59">-1)) +</text:span></text:p>
      <text:p text:style-name="P5"><text:tab/><text:tab/><text:span text:style-name="T59">0.5 · (2p</text:span><text:span text:style-name="T12">a</text:span><text:span text:style-name="T59">-1) · (1 – (2p</text:span><text:span text:style-name="T12">b</text:span><text:span text:style-name="T59">-1)) +<text:line-break/><text:tab/><text:tab/>0.5 · (1 – (2p</text:span><text:span text:style-name="T12">a</text:span><text:span text:style-name="T59">-1)) · (2p</text:span><text:span text:style-name="T12">b</text:span><text:span text:style-name="T59">-1) +<text:line-break/><text:tab/><text:tab/>if (e</text:span><text:span text:style-name="T12">a</text:span><text:span text:style-name="T59"> == e</text:span><text:span text:style-name="T12">b</text:span><text:span text:style-name="T24">) == e</text:span><text:span text:style-name="T12">c</text:span><text:span text:style-name="T59"> { 1 } else { 0 } · (2p</text:span><text:span text:style-name="T12">a</text:span><text:span text:style-name="T59">-1) · (2p</text:span><text:span text:style-name="T12">b</text:span><text:span text:style-name="T59">-1)</text:span></text:p>
      <text:p text:style-name="P5"/>
      <text:p text:style-name="P40">Notice how this is <text:span text:style-name="T66">derived directly from the general algorithm by solving the sub-problems.</text:span></text:p>
      <text:p text:style-name="P53">Testing:</text:p>
      <text:p text:style-name="P39"/>
      <text:p text:style-name="P6"><text:tab/><text:span text:style-name="T60">add</text:span>[<text:span text:style-name="T60">even</text:span>]<text:span text:style-name="T1">p</text:span><text:span text:style-name="T25">([true, true, true], [1, 1]) = </text:span><text:span text:style-name="T26">0</text:span><text:span text:style-name="T24"> +</text:span><text:span text:style-name="T25"> </text:span><text:span text:style-name="T26">0</text:span><text:span text:style-name="T24"> + </text:span><text:span text:style-name="T26">0</text:span><text:span text:style-name="T24"> + 1</text:span><text:span text:style-name="T25"> </text:span><text:span text:style-name="T26">= 1</text:span></text:p>
      <text:p text:style-name="P8"><text:span text:style-name="T24"><text:tab/></text:span><text:span text:style-name="T27">add</text:span><text:span text:style-name="T21">[</text:span><text:span text:style-name="T27">even</text:span><text:span text:style-name="T21">]</text:span><text:span text:style-name="T1">p</text:span><text:span text:style-name="T21">(</text:span><text:span text:style-name="T29">[true, true, true], [0, 0]</text:span><text:span text:style-name="T21">) = </text:span><text:span text:style-name="T67">2 + </text:span><text:span text:style-name="T24">-</text:span><text:span text:style-name="T29">1</text:span><text:span text:style-name="T24"> + -</text:span><text:span text:style-name="T29">1</text:span><text:span text:style-name="T24"> + </text:span><text:span text:style-name="T29">1 = 1</text:span></text:p>
      <text:p text:style-name="P9"><text:span text:style-name="T29"><text:tab/></text:span><text:span text:style-name="T27">add</text:span><text:span text:style-name="T21">[</text:span><text:span text:style-name="T27">even</text:span><text:span text:style-name="T21">]</text:span><text:span text:style-name="T1">p</text:span><text:span text:style-name="T21">(</text:span><text:span text:style-name="T29">[true, false, true], [1, 1]</text:span><text:span text:style-name="T21">) = </text:span><text:span text:style-name="T67">0 + </text:span><text:span text:style-name="T29">0</text:span><text:span text:style-name="T24"> + </text:span><text:span text:style-name="T29">0</text:span><text:span text:style-name="T24"> + </text:span><text:span text:style-name="T29">0 = 0</text:span></text:p>
      <text:p text:style-name="P10"><text:span text:style-name="T29"><text:tab/></text:span><text:span text:style-name="T27">add</text:span><text:span text:style-name="T21">[</text:span><text:span text:style-name="T27">even</text:span><text:span text:style-name="T21">]</text:span><text:span text:style-name="T1">p</text:span><text:span text:style-name="T21">(</text:span><text:span text:style-name="T30">[true, false, true], [1, 0]</text:span><text:span text:style-name="T21">) = </text:span><text:span text:style-name="T68">0 +</text:span><text:span text:style-name="T29"> </text:span><text:span text:style-name="T30">1</text:span><text:span text:style-name="T24"> + </text:span><text:span text:style-name="T30">0</text:span><text:span text:style-name="T24"> + </text:span><text:span text:style-name="T30">0 = 1</text:span></text:p>
      <text:p text:style-name="P10"><text:span text:style-name="T30"><text:tab/></text:span><text:span text:style-name="T27">add</text:span><text:span text:style-name="T21">[</text:span><text:span text:style-name="T27">even</text:span><text:span text:style-name="T21">]</text:span><text:span text:style-name="T1">p</text:span><text:span text:style-name="T21">(</text:span><text:span text:style-name="T30">[false, false, true], [0, 0]) </text:span><text:span text:style-name="T21">= </text:span><text:span text:style-name="T68">2 + </text:span><text:span text:style-name="T30">-1</text:span><text:span text:style-name="T24"> + -</text:span><text:span text:style-name="T30">1</text:span><text:span text:style-name="T24"> + </text:span><text:span text:style-name="T30">1 = 1</text:span></text:p>
      <text:p text:style-name="P11"><text:span text:style-name="T30"><text:tab/></text:span><text:span text:style-name="T27">add</text:span><text:span text:style-name="T21">[</text:span><text:span text:style-name="T27">even</text:span><text:span text:style-name="T21">]</text:span><text:span text:style-name="T1">p</text:span><text:span text:style-name="T21">(</text:span><text:span text:style-name="T31">[true, true, true], [0.5, 0.5])</text:span><text:span text:style-name="T21"> = </text:span><text:span text:style-name="T59">0.5 +</text:span><text:span text:style-name="T30"> </text:span><text:span text:style-name="T31">0</text:span><text:span text:style-name="T24"> + </text:span><text:span text:style-name="T31">0</text:span><text:span text:style-name="T24"> + </text:span><text:span text:style-name="T31">0 = 0.5</text:span></text:p>
      <text:p text:style-name="P12"><text:span text:style-name="T31"><text:tab/></text:span><text:span text:style-name="T27">add</text:span><text:span text:style-name="T21">[</text:span><text:span text:style-name="T27">even</text:span><text:span text:style-name="T21">]</text:span><text:span text:style-name="T1">p</text:span><text:span text:style-name="T21">(</text:span><text:span text:style-name="T32">[true, true, true], [0.25, 0.25])</text:span><text:span text:style-name="T21"> = </text:span><text:span text:style-name="T69">1.125 + </text:span><text:span text:style-name="T31">-</text:span><text:span text:style-name="T32">0.375</text:span><text:span text:style-name="T24"> + -</text:span><text:span text:style-name="T32">0.375</text:span><text:span text:style-name="T24"> + </text:span><text:span text:style-name="T32">0.25 = 0.625</text:span></text:p>
      <text:p text:style-name="P13"><text:span text:style-name="T32"><text:tab/></text:span><text:span text:style-name="T27">add</text:span><text:span text:style-name="T21">[</text:span><text:span text:style-name="T27">even</text:span><text:span text:style-name="T21">]</text:span><text:span text:style-name="T1">p</text:span><text:span text:style-name="T21">(</text:span><text:span text:style-name="T33">[true, true, true], [0.75, 0.75])</text:span><text:span text:style-name="T21"> = </text:span><text:span text:style-name="T70">0.125 +</text:span><text:span text:style-name="T32"> </text:span><text:span text:style-name="T33">0.125</text:span><text:span text:style-name="T24"> + </text:span><text:span text:style-name="T33">0.125</text:span><text:span text:style-name="T24"> + </text:span><text:span text:style-name="T33">0.25 = 0.625</text:span></text:p>
      <text:p text:style-name="P45"/>
      <text:p text:style-name="P41"><text:span text:style-name="T33">T</text:span><text:span text:style-name="T21">he fact that the terms are sometimes outside normal probability range, but for some </text:span><text:span text:style-name="T37">seemingly </text:span><text:span text:style-name="T21">magical reason it ends up in the valid range, might result in lots of sleepless nights for </text:span><text:span text:style-name="T37">aspiring </text:span><text:span text:style-name="T21">philosophers </text:span><text:span text:style-name="T37">of programming</text:span><text:span text:style-name="T21">.</text:span></text:p>
      <text:p text:style-name="P45"/>
      <text:p text:style-name="P41"><text:span text:style-name="T33">H</text:span><text:span text:style-name="T21">ere is another example:</text:span></text:p>
      <text:p text:style-name="P46"/>
      <text:p text:style-name="P46"><text:tab/>mul[even] &lt;=&gt; or</text:p>
      <text:p text:style-name="P41"><text:span text:style-name="T21"><text:tab/>mul</text:span><text:span text:style-name="T22">[</text:span><text:span text:style-name="T21">even</text:span><text:span text:style-name="T22">]</text:span><text:span text:style-name="T3">p</text:span><text:span text:style-name="T22"> := \(b : </text:span><text:span text:style-name="T28">[</text:span><text:span text:style-name="T21">bool</text:span><text:span text:style-name="T28">] ∧ [len] </text:span><text:span text:style-name="T21">3</text:span><text:span text:style-name="T22">, p : </text:span><text:span text:style-name="T28">[real] ∧ [len] </text:span><text:span text:style-name="T21">2</text:span><text:span text:style-name="T22">) = ∑ j </text:span><text:span text:style-name="T21">4</text:span><text:span text:style-name="T22"> {</text:span></text:p>
      <text:p text:style-name="P14"><text:tab/><text:tab/>(∃<text:span text:style-name="T1">p</text:span>(<text:span text:style-name="T71">even</text:span><text:span text:style-name="T1"> </text:span>· <text:span text:style-name="T71">mul</text:span>){2<text:span text:style-name="T20">[even</text:span><text:span text:style-name="T18">] b</text:span>}(β<text:span text:style-name="T1">j</text:span>))(<text:span text:style-name="T47">b</text:span><text:span text:style-name="T4">n</text:span>) · ∏ k <text:span text:style-name="T71">2</text:span> { β<text:span text:style-name="T1">jk</text:span>(<text:span text:style-name="T50">2p</text:span><text:span text:style-name="T10">k</text:span><text:span text:style-name="T50">-1</text:span>) }</text:p>
      <text:p text:style-name="P47"><text:tab/>}</text:p>
      <text:p text:style-name="P14"><text:span text:style-name="T21"><text:tab/></text:span><text:span text:style-name="T34">mul</text:span><text:span text:style-name="T21">[</text:span><text:span text:style-name="T34">even</text:span><text:span text:style-name="T21">]</text:span><text:span text:style-name="T1">p</text:span><text:span text:style-name="T21"> := \(</text:span><text:span text:style-name="T34">[e</text:span><text:span text:style-name="T13">a</text:span><text:span text:style-name="T34">, e</text:span><text:span text:style-name="T13">b</text:span><text:span text:style-name="T34">, e</text:span><text:span text:style-name="T13">c</text:span><text:span text:style-name="T34">]</text:span><text:span text:style-name="T21"> : </text:span><text:span text:style-name="T28">[</text:span><text:span text:style-name="T34">bool</text:span><text:span text:style-name="T28">] ∧ [len] </text:span><text:span text:style-name="T34">3</text:span><text:span text:style-name="T21">, p : </text:span><text:span text:style-name="T28">[real] ∧ [len] </text:span><text:span text:style-name="T34">2</text:span><text:span text:style-name="T21">) = </text:span></text:p>
      <text:p text:style-name="P15"><text:span text:style-name="T21"><text:tab/><text:tab/>(∃</text:span><text:span text:style-name="T1">p</text:span><text:span text:style-name="T21">(</text:span><text:span text:style-name="T34">even</text:span><text:span text:style-name="T1"> </text:span><text:span text:style-name="T21">· </text:span><text:span text:style-name="T34">mul</text:span><text:span text:style-name="T21">))(</text:span><text:span text:style-name="T35">e</text:span><text:span text:style-name="T14">c</text:span><text:span text:style-name="T21">) · </text:span><text:span text:style-name="T24">(1 – (2p</text:span><text:span text:style-name="T12">a</text:span><text:span text:style-name="T24">-1)) · (1 – (2p</text:span><text:span text:style-name="T12">b</text:span><text:span text:style-name="T24">-1)) </text:span><text:span text:style-name="T35">+</text:span></text:p>
      <text:p text:style-name="P15"><text:span text:style-name="T35"><text:tab/><text:tab/></text:span><text:span text:style-name="T21">(∃</text:span><text:span text:style-name="T1">p</text:span><text:span text:style-name="T21">(</text:span><text:span text:style-name="T34">even</text:span><text:span text:style-name="T1"> </text:span><text:span text:style-name="T21">· </text:span><text:span text:style-name="T34">mul</text:span><text:span text:style-name="T21">)</text:span><text:span text:style-name="T36">{[even] e</text:span><text:span text:style-name="T15">a</text:span><text:span text:style-name="T36">, _}</text:span><text:span text:style-name="T21">)(</text:span><text:span text:style-name="T35">e</text:span><text:span text:style-name="T14">c</text:span><text:span text:style-name="T21">) · </text:span><text:span text:style-name="T24">(2p</text:span><text:span text:style-name="T12">a</text:span><text:span text:style-name="T24">-1) · (1 – (2p</text:span><text:span text:style-name="T12">b</text:span><text:span text:style-name="T24">-1)) </text:span><text:span text:style-name="T35">+</text:span></text:p>
      <text:p text:style-name="P15"><text:span text:style-name="T35"><text:tab/><text:tab/></text:span><text:span text:style-name="T21">(∃</text:span><text:span text:style-name="T1">p</text:span><text:span text:style-name="T21">(</text:span><text:span text:style-name="T34">even</text:span><text:span text:style-name="T1"> </text:span><text:span text:style-name="T21">· </text:span><text:span text:style-name="T34">mul</text:span><text:span text:style-name="T21">)</text:span><text:span text:style-name="T36">{_, [even] e</text:span><text:span text:style-name="T15">b</text:span><text:span text:style-name="T36">}</text:span><text:span text:style-name="T21">)(</text:span><text:span text:style-name="T35">e</text:span><text:span text:style-name="T14">c</text:span><text:span text:style-name="T21">) · </text:span><text:span text:style-name="T24">(1 – (2p</text:span><text:span text:style-name="T12">a</text:span><text:span text:style-name="T24">-1)) · (2p</text:span><text:span text:style-name="T12">b</text:span><text:span text:style-name="T24">-1) </text:span><text:span text:style-name="T35">+</text:span></text:p>
      <text:p text:style-name="P15"><text:span text:style-name="T35"><text:tab/><text:tab/></text:span><text:span text:style-name="T21">(∃</text:span><text:span text:style-name="T1">p</text:span><text:span text:style-name="T21">(</text:span><text:span text:style-name="T34">even</text:span><text:span text:style-name="T1"> </text:span><text:span text:style-name="T21">· </text:span><text:span text:style-name="T34">mul</text:span><text:span text:style-name="T21">)</text:span><text:span text:style-name="T36">{[even] e</text:span><text:span text:style-name="T15">a</text:span><text:span text:style-name="T36">, [even] e</text:span><text:span text:style-name="T15">b</text:span><text:span text:style-name="T36">}</text:span><text:span text:style-name="T21">)(</text:span><text:span text:style-name="T35">e</text:span><text:span text:style-name="T14">c</text:span><text:span text:style-name="T21">) · </text:span><text:span text:style-name="T24">(2p</text:span><text:span text:style-name="T12">a</text:span><text:span text:style-name="T24">-1) · (2p</text:span><text:span text:style-name="T12">b</text:span><text:span text:style-name="T24">-1)</text:span></text:p>
      <text:p text:style-name="P16"><text:span text:style-name="T21"><text:tab/></text:span><text:span text:style-name="T34">mul</text:span><text:span text:style-name="T21">[</text:span><text:span text:style-name="T34">even</text:span><text:span text:style-name="T21">]</text:span><text:span text:style-name="T1">p</text:span><text:span text:style-name="T21"> := \(</text:span><text:span text:style-name="T34">[e</text:span><text:span text:style-name="T13">a</text:span><text:span text:style-name="T34">, e</text:span><text:span text:style-name="T13">b</text:span><text:span text:style-name="T34">, e</text:span><text:span text:style-name="T13">c</text:span><text:span text:style-name="T34">]</text:span><text:span text:style-name="T21"> : </text:span><text:span text:style-name="T28">[</text:span><text:span text:style-name="T34">bool</text:span><text:span text:style-name="T28">] ∧ [len] </text:span><text:span text:style-name="T34">3</text:span><text:span text:style-name="T21">, p : </text:span><text:span text:style-name="T28">[real] ∧ [len] </text:span><text:span text:style-name="T34">2</text:span><text:span text:style-name="T21">) = </text:span></text:p>
      <text:p text:style-name="P16"><text:span text:style-name="T21"><text:tab/><text:tab/></text:span><text:span text:style-name="T37">0.</text:span><text:span text:style-name="T38">7</text:span><text:span text:style-name="T37">5</text:span><text:span text:style-name="T21"> · </text:span><text:span text:style-name="T24">(1 – (2p</text:span><text:span text:style-name="T12">a</text:span><text:span text:style-name="T24">-1)) · (1 – (2p</text:span><text:span text:style-name="T12">b</text:span><text:span text:style-name="T24">-1)) </text:span><text:span text:style-name="T35">+</text:span></text:p>
      <text:p text:style-name="P16"><text:span text:style-name="T35"><text:tab/><text:tab/></text:span><text:span text:style-name="T37">if e</text:span><text:span text:style-name="T16">a</text:span><text:span text:style-name="T37"> { 1 } else { 0.5 }</text:span><text:span text:style-name="T21"> · </text:span><text:span text:style-name="T24">(2p</text:span><text:span text:style-name="T12">a</text:span><text:span text:style-name="T24">-1) · (1 – (2p</text:span><text:span text:style-name="T12">b</text:span><text:span text:style-name="T24">-1)) </text:span><text:span text:style-name="T35">+</text:span></text:p>
      <text:p text:style-name="P16"><text:span text:style-name="T35"><text:tab/><text:tab/></text:span><text:span text:style-name="T37">if e</text:span><text:span text:style-name="T16">b</text:span><text:span text:style-name="T37"> { 1 } else { 0.5 }</text:span><text:span text:style-name="T21"> · </text:span><text:span text:style-name="T24">(1 – (2p</text:span><text:span text:style-name="T12">a</text:span><text:span text:style-name="T24">-1)) · (2p</text:span><text:span text:style-name="T12">b</text:span><text:span text:style-name="T24">-1) </text:span><text:span text:style-name="T35">+</text:span></text:p>
      <text:p text:style-name="P16"><text:span text:style-name="T35"><text:tab/><text:tab/></text:span><text:span text:style-name="T37">if e</text:span><text:span text:style-name="T16">a</text:span><text:span text:style-name="T37"> ∧ e</text:span><text:span text:style-name="T16">b</text:span><text:span text:style-name="T37"> { 1 } else { 0 }</text:span><text:span text:style-name="T21"> · </text:span><text:span text:style-name="T24">(2p</text:span><text:span text:style-name="T12">a</text:span><text:span text:style-name="T24">-1) · (2p</text:span><text:span text:style-name="T12">b</text:span><text:span text:style-name="T24">-1)</text:span></text:p>
      <text:p text:style-name="P48"/>
      <text:p text:style-name="P49">Testing:</text:p>
      <text:p text:style-name="P49"/>
      <text:p text:style-name="P42"><text:span text:style-name="T21"><text:tab/></text:span><text:span text:style-name="T34">mul</text:span><text:span text:style-name="T22">[</text:span><text:span text:style-name="T34">even</text:span><text:span text:style-name="T22">]</text:span><text:span text:style-name="T3">p</text:span><text:span text:style-name="T22">(</text:span><text:span text:style-name="T38">[true, true, true], [1, 1]</text:span><text:span text:style-name="T22">) = </text:span><text:span text:style-name="T38">0</text:span><text:span text:style-name="T24"> </text:span><text:span text:style-name="T35">+ </text:span><text:span text:style-name="T38">0</text:span><text:span text:style-name="T24"> </text:span><text:span text:style-name="T35">+ </text:span><text:span text:style-name="T38">0</text:span><text:span text:style-name="T24"> </text:span><text:span text:style-name="T35">+ </text:span><text:span text:style-name="T38">1 = 1</text:span></text:p>
      <text:p text:style-name="P42"><text:span text:style-name="T38"><text:tab/></text:span><text:span text:style-name="T34">mul</text:span><text:span text:style-name="T22">[</text:span><text:span text:style-name="T34">even</text:span><text:span text:style-name="T22">]</text:span><text:span text:style-name="T3">p</text:span><text:span text:style-name="T22">(</text:span><text:span text:style-name="T38">[true, true, true], [0, 0]</text:span><text:span text:style-name="T22">) = </text:span><text:span text:style-name="T38">3</text:span><text:span text:style-name="T24"> </text:span><text:span text:style-name="T35">+ -</text:span><text:span text:style-name="T38">2</text:span><text:span text:style-name="T24"> </text:span><text:span text:style-name="T35">+ -</text:span><text:span text:style-name="T38">2</text:span><text:span text:style-name="T24"> </text:span><text:span text:style-name="T35">+ </text:span><text:span text:style-name="T38">1 = 0</text:span></text:p>
      <text:p text:style-name="P42"><text:span text:style-name="T38"><text:tab/></text:span><text:span text:style-name="T34">mul</text:span><text:span text:style-name="T22">[</text:span><text:span text:style-name="T34">even</text:span><text:span text:style-name="T22">]</text:span><text:span text:style-name="T3">p</text:span><text:span text:style-name="T22">(</text:span><text:span text:style-name="T38">[true, true, true], [0.5, 0.5]</text:span><text:span text:style-name="T22">) = </text:span><text:span text:style-name="T21">0.</text:span><text:span text:style-name="T38">7</text:span><text:span text:style-name="T21">5</text:span><text:span text:style-name="T24"> </text:span><text:span text:style-name="T35">+ </text:span><text:span text:style-name="T38">0</text:span><text:span text:style-name="T24"> </text:span><text:span text:style-name="T35">+ </text:span><text:span text:style-name="T38">0</text:span><text:span text:style-name="T24"> </text:span><text:span text:style-name="T35">+ </text:span><text:span text:style-name="T38">0 = 0.75</text:span></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3:56:24.207406000</meta:creation-date>
    <dc:date>2017-07-16T17:54:37.661289000</dc:date>
    <meta:editing-duration>PT3H4M52S</meta:editing-duration>
    <meta:editing-cycles>82</meta:editing-cycles>
    <meta:generator>LibreOffice/5.1.2.2$MacOSX_X86_64 LibreOffice_project/d3bf12ecb743fc0d20e0be0c58ca359301eb705f</meta:generator>
    <meta:document-statistic meta:table-count="0" meta:image-count="0" meta:object-count="0" meta:page-count="5" meta:paragraph-count="108" meta:word-count="1939" meta:character-count="10580" meta:non-whitespace-character-count="8650"/>
  </office:meta>
</office:document-meta>
</file>